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d5cfa"/>
    </style:style>
    <style:style style:name="P2" style:family="paragraph" style:parent-style-name="Standard">
      <style:paragraph-properties fo:text-align="end" style:justify-single-word="false"/>
      <style:text-properties officeooo:rsid="001d0826" officeooo:paragraph-rsid="001d0826"/>
    </style:style>
    <style:style style:name="P3" style:family="paragraph" style:parent-style-name="Standard">
      <style:paragraph-properties fo:text-align="start" style:justify-single-word="false"/>
      <style:text-properties officeooo:rsid="001d5cfa" officeooo:paragraph-rsid="001d5cfa"/>
    </style:style>
    <style:style style:name="T1" style:family="text">
      <style:text-properties officeooo:rsid="001d5cfa"/>
    </style:style>
    <style:style style:name="T2" style:family="text">
      <style:text-properties officeooo:rsid="001dd149"/>
    </style:style>
    <style:style style:name="T3" style:family="text">
      <style:text-properties officeooo:rsid="001dd898"/>
    </style:style>
    <style:style style:name="T4" style:family="text">
      <style:text-properties officeooo:rsid="001f3dc1"/>
    </style:style>
    <style:style style:name="T5" style:family="text">
      <style:text-properties officeooo:rsid="001f3fe8"/>
    </style:style>
    <style:style style:name="T6" style:family="text">
      <style:text-properties officeooo:rsid="002110e4"/>
    </style:style>
    <style:style style:name="T7" style:family="text">
      <style:text-properties officeooo:rsid="002233f4"/>
    </style:style>
    <style:style style:name="T8" style:family="text">
      <style:text-properties fo:font-weight="bold" officeooo:rsid="0024d2c8" style:font-weight-asian="bold" style:font-weight-complex="bold"/>
    </style:style>
    <style:style style:name="T9" style:family="text">
      <style:text-properties fo:font-weight="bold" officeooo:rsid="0024e22d" style:font-weight-asian="bold" style:font-weight-complex="bold"/>
    </style:style>
    <style:style style:name="T10" style:family="text">
      <style:text-properties fo:font-weight="bold" officeooo:rsid="00267627" style:font-weight-asian="bold" style:font-weight-complex="bold"/>
    </style:style>
    <style:style style:name="T11" style:family="text">
      <style:text-properties fo:font-weight="bold" officeooo:rsid="0028ed8f" style:font-weight-asian="bold" style:font-weight-complex="bold"/>
    </style:style>
    <style:style style:name="T12" style:family="text">
      <style:text-properties fo:font-weight="bold" officeooo:rsid="0029d7d1" style:font-weight-asian="bold" style:font-weight-complex="bold"/>
    </style:style>
    <style:style style:name="T13" style:family="text">
      <style:text-properties fo:font-weight="bold" officeooo:rsid="002a903a" style:font-weight-asian="bold" style:font-weight-complex="bold"/>
    </style:style>
    <style:style style:name="T14" style:family="text">
      <style:text-properties fo:font-weight="bold" officeooo:rsid="002ad548" style:font-weight-asian="bold" style:font-weight-complex="bold"/>
    </style:style>
    <style:style style:name="T15" style:family="text">
      <style:text-properties fo:font-weight="bold" officeooo:rsid="002b9956" style:font-weight-asian="bold" style:font-weight-complex="bold"/>
    </style:style>
    <style:style style:name="T16" style:family="text">
      <style:text-properties fo:font-weight="bold" officeooo:rsid="002bf103" style:font-weight-asian="bold" style:font-weight-complex="bold"/>
    </style:style>
    <style:style style:name="T17" style:family="text">
      <style:text-properties fo:font-weight="bold" officeooo:rsid="002d8d6f" style:font-weight-asian="bold" style:font-weight-complex="bold"/>
    </style:style>
    <style:style style:name="T18" style:family="text">
      <style:text-properties fo:font-weight="bold" officeooo:rsid="002fedc5" style:font-weight-asian="bold" style:font-weight-complex="bold"/>
    </style:style>
    <style:style style:name="T19" style:family="text">
      <style:text-properties fo:font-weight="bold" officeooo:rsid="003388c5" style:font-weight-asian="bold" style:font-weight-complex="bold"/>
    </style:style>
    <style:style style:name="T20" style:family="text">
      <style:text-properties fo:font-weight="bold" officeooo:rsid="00349d12" style:font-weight-asian="bold" style:font-weight-complex="bold"/>
    </style:style>
    <style:style style:name="T21" style:family="text">
      <style:text-properties fo:font-weight="bold" officeooo:rsid="0036534b" style:font-weight-asian="bold" style:font-weight-complex="bold"/>
    </style:style>
    <style:style style:name="T22" style:family="text">
      <style:text-properties fo:font-weight="bold" officeooo:rsid="0036db3b" style:font-weight-asian="bold" style:font-weight-complex="bold"/>
    </style:style>
    <style:style style:name="T23" style:family="text">
      <style:text-properties fo:font-weight="bold" officeooo:rsid="0038c652" style:font-weight-asian="bold" style:font-weight-complex="bold"/>
    </style:style>
    <style:style style:name="T24" style:family="text">
      <style:text-properties fo:font-weight="bold" officeooo:rsid="00393076" style:font-weight-asian="bold" style:font-weight-complex="bold"/>
    </style:style>
    <style:style style:name="T25" style:family="text">
      <style:text-properties fo:font-weight="bold" officeooo:rsid="0039eaf7" style:font-weight-asian="bold" style:font-weight-complex="bold"/>
    </style:style>
    <style:style style:name="T26" style:family="text">
      <style:text-properties fo:font-weight="bold" officeooo:rsid="003ce786" style:font-weight-asian="bold" style:font-weight-complex="bold"/>
    </style:style>
    <style:style style:name="T27" style:family="text">
      <style:text-properties fo:font-weight="bold" officeooo:rsid="003d9746" style:font-weight-asian="bold" style:font-weight-complex="bold"/>
    </style:style>
    <style:style style:name="T28" style:family="text">
      <style:text-properties fo:font-weight="bold" officeooo:rsid="003e60e1" style:font-weight-asian="bold" style:font-weight-complex="bold"/>
    </style:style>
    <style:style style:name="T29" style:family="text">
      <style:text-properties fo:font-weight="bold" officeooo:rsid="003fb3df" style:font-weight-asian="bold" style:font-weight-complex="bold"/>
    </style:style>
    <style:style style:name="T30" style:family="text">
      <style:text-properties fo:font-weight="bold" officeooo:rsid="0040756d" style:font-weight-asian="bold" style:font-weight-complex="bold"/>
    </style:style>
    <style:style style:name="T31" style:family="text">
      <style:text-properties fo:font-weight="bold" officeooo:rsid="0040cde2" style:font-weight-asian="bold" style:font-weight-complex="bold"/>
    </style:style>
    <style:style style:name="T32" style:family="text">
      <style:text-properties fo:font-weight="bold" officeooo:rsid="0041ba6e" style:font-weight-asian="bold" style:font-weight-complex="bold"/>
    </style:style>
    <style:style style:name="T33" style:family="text">
      <style:text-properties fo:font-weight="bold" officeooo:rsid="0042d394" style:font-weight-asian="bold" style:font-weight-complex="bold"/>
    </style:style>
    <style:style style:name="T34" style:family="text">
      <style:text-properties fo:font-weight="bold" officeooo:rsid="004566f0" style:font-weight-asian="bold" style:font-weight-complex="bold"/>
    </style:style>
    <style:style style:name="T35" style:family="text">
      <style:text-properties fo:font-weight="bold" officeooo:rsid="0045c104" style:font-weight-asian="bold" style:font-weight-complex="bold"/>
    </style:style>
    <style:style style:name="T36" style:family="text">
      <style:text-properties fo:font-weight="bold" officeooo:rsid="00472af9" style:font-weight-asian="bold" style:font-weight-complex="bold"/>
    </style:style>
    <style:style style:name="T37" style:family="text">
      <style:text-properties fo:font-weight="bold" officeooo:rsid="00477ca3" style:font-weight-asian="bold" style:font-weight-complex="bold"/>
    </style:style>
    <style:style style:name="T38" style:family="text">
      <style:text-properties fo:font-weight="bold" officeooo:rsid="00487908" style:font-weight-asian="bold" style:font-weight-complex="bold"/>
    </style:style>
    <style:style style:name="T39" style:family="text">
      <style:text-properties fo:font-weight="bold" officeooo:rsid="00498806" style:font-weight-asian="bold" style:font-weight-complex="bold"/>
    </style:style>
    <style:style style:name="T40" style:family="text">
      <style:text-properties fo:font-weight="bold" officeooo:rsid="004b78cb" style:font-weight-asian="bold" style:font-weight-complex="bold"/>
    </style:style>
    <style:style style:name="T41" style:family="text">
      <style:text-properties fo:font-weight="bold" officeooo:rsid="004ceafd" style:font-weight-asian="bold" style:font-weight-complex="bold"/>
    </style:style>
    <style:style style:name="T42" style:family="text">
      <style:text-properties fo:font-weight="bold" officeooo:rsid="004ebdf7" style:font-weight-asian="bold" style:font-weight-complex="bold"/>
    </style:style>
    <style:style style:name="T43" style:family="text">
      <style:text-properties fo:font-weight="bold" officeooo:rsid="005157e3" style:font-weight-asian="bold" style:font-weight-complex="bold"/>
    </style:style>
    <style:style style:name="T44" style:family="text">
      <style:text-properties fo:font-weight="bold" officeooo:rsid="00538367" style:font-weight-asian="bold" style:font-weight-complex="bold"/>
    </style:style>
    <style:style style:name="T45" style:family="text">
      <style:text-properties fo:font-weight="bold" officeooo:rsid="00547bfa" style:font-weight-asian="bold" style:font-weight-complex="bold"/>
    </style:style>
    <style:style style:name="T46" style:family="text">
      <style:text-properties fo:font-weight="bold" officeooo:rsid="00549ed2" style:font-weight-asian="bold" style:font-weight-complex="bold"/>
    </style:style>
    <style:style style:name="T47" style:family="text">
      <style:text-properties fo:font-weight="bold" officeooo:rsid="00566353" style:font-weight-asian="bold" style:font-weight-complex="bold"/>
    </style:style>
    <style:style style:name="T48" style:family="text">
      <style:text-properties officeooo:rsid="003bc05d"/>
    </style:style>
    <style:style style:name="T49" style:family="text">
      <style:text-properties officeooo:rsid="0046ad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yan Morris</text:p>
      <text:p text:style-name="P2">CSCI 470</text:p>
      <text:p text:style-name="P2">Chapter 2 Homework</text:p>
      <text:p text:style-name="P2"/>
      <text:p text:style-name="P1"><text:span text:style-name="T1">2.12 </text:span><text:span text:style-name="T2">The services and functions provided by an operating system can be divided into two main categories. Briefly describe the two categories and discuss how they differ. </text:span><text:span text:style-name="T8">Operating system services can be divided into functions that are helpful towards the user and functions that ensure efficient operation of the system. </text:span><text:span text:style-name="T9">System functions include resource allocation, accounting, and protection and security.</text:span></text:p>
      <text:p text:style-name="P3"/>
      <text:p text:style-name="P1"><text:span text:style-name="T1">2.13 </text:span><text:span text:style-name="T2">Describe three general methods for passing parameters to the operating system. </text:span><text:span text:style-name="T11">Passing </text:span><text:span text:style-name="T12">info</text:span><text:span text:style-name="T11"> in</text:span><text:span text:style-name="T12">to</text:span><text:span text:style-name="T11"> the registers, in a block or in memory, or in the stack</text:span><text:span text:style-name="T10">.</text:span></text:p>
      <text:p text:style-name="P3"/>
      <text:p text:style-name="P1"><text:span text:style-name="T1">2.14 </text:span><text:span text:style-name="T2">Describe how you could obtain a statistical profile of the amount of time spent by a program executing different sections of its code. Discuss the importance of obtaining such a statistical profile. </text:span><text:span text:style-name="T13">Using a time profile requires either a tracing facility or regular timer interrupts. At every occurrence of the timer </text:span><text:span text:style-name="T14">interrupt, the value of the program counter is recorded. </text:span><text:span text:style-name="T15">With sufficiently frequent </text:span><text:span text:style-name="T16">timer interrupts, a statistical picture of the time spent on various parts of the program can be obtained.</text:span></text:p>
      <text:p text:style-name="P3"/>
      <text:p text:style-name="P1"><text:span text:style-name="T1">2.15 </text:span><text:span text:style-name="T2">What are the five major activities of an operating system with regard to file management? </text:span><text:span text:style-name="T17">Create, delete, read, write, change attributes.</text:span></text:p>
      <text:p text:style-name="P3"/>
      <text:p text:style-name="P1"><text:span text:style-name="T1">2.16 </text:span><text:span text:style-name="T2">What are the advantages and disadvantages of using the same system call interface for manipulating both files and devices. </text:span><text:span text:style-name="T18">A benefit is that a unified series of system calls can be used to access devices and files, a disadvantage is that is that device contention and deadlock can occur when multiple users or applications try to access the same device or files can be (mistakenly) written to at the same time. </text:span></text:p>
      <text:p text:style-name="P3"/>
      <text:p text:style-name="P1"><text:span text:style-name="T1">2.17 </text:span><text:span text:style-name="T2">Would it be possible for the user to develop a new command interpreter using the system-call interface provided by the operating system? </text:span><text:span text:style-name="T19">Yes it would be possible to write a shell (command interpreter</text:span><text:span text:style-name="T20">) using nothing but system calls.</text:span><text:span text:style-name="T19"> </text:span></text:p>
      <text:p text:style-name="P3"/>
      <text:p text:style-name="P1"><text:span text:style-name="T1">2.18 </text:span><text:span text:style-name="T3">What are the two models of interprocess communication? What are the strengths and weaknesses of the two approaches? </text:span><text:span text:style-name="T21">Two approaches of interprocess communication are shared memory and message passing. </text:span><text:span text:style-name="T22">Shared memory is faster but care most be taken to lock memory when it is in use so the other process cannot access or modify the memory when it is being used or changed by the first process. </text:span><text:span text:style-name="T23">Message passing eliminates this problem is easier to eliminate but takes longer to exchange information between process, it is useful for process that must exchange a small amount of information with each other.</text:span></text:p>
      <text:p text:style-name="P3"/>
      <text:p text:style-name="P1"><text:span text:style-name="T1">2.19 </text:span><text:span text:style-name="T3">Why is separation of mechanism and policy desirable? </text:span><text:span text:style-name="T24">Separation of mechanism and policy allows mechanisms to be general so they don't have to be rewritten when a change of policy occurs. </text:span><text:span text:style-name="T25">This also allows policies to be user (admin) specified so they don't have to be hard coded into the kernel.</text:span></text:p>
      <text:p text:style-name="P3"/>
      <text:p text:style-name="P1"><text:span text:style-name="T1">2.20 </text:span><text:span text:style-name="T4">It is sometimes difficult to achieve a </text:span><text:span text:style-name="T48">multi</text:span><text:span text:style-name="T4"> a layered approach if two components of the operating system are dependent on each other. Identify a scenario in which it is unclear how to layer two system components that require tight coupling in their functionalities. </text:span><text:span text:style-name="T26">If you have a backing-store driver and </text:span><text:soft-page-break/><text:span text:style-name="T26">a cpu scheduler. It is not clear which one should be the lower level. </text:span><text:span text:style-name="T27">The intuitive answer is that the cpu scheduler should be a level below the backing-store driver because the store driver will need to wait for I/O to complete and this time could be used to schedule the cpu, however, </text:span><text:span text:style-name="T28">on a large system the cpu scheduler may have </text:span><text:span text:style-name="T47">information</text:span><text:span text:style-name="T28"> about all the active process that can fit into memory. Therefore running process may have to be loaded and removed from memory requiring the backing-store driver to be in the same or a lower level then the cpu scheduler.</text:span></text:p>
      <text:p text:style-name="P3"/>
      <text:p text:style-name="P1"><text:span text:style-name="T1">2.21</text:span><text:span text:style-name="T5">What is the main advantage of the microkernel approach to system design? How do user programs and system services interact in a microkernel architecture? What are all the disadvantages of using the microkernel approach? </text:span><text:span text:style-name="T29">The microckernel approach allows </text:span><text:span text:style-name="T30">a stripped down kernel that has only essential components. </text:span><text:span text:style-name="T31">All other functionality lies in user land and is completely modular. </text:span><text:span text:style-name="T32">This allows a faster running kernel and systems that can be customized </text:span><text:span text:style-name="T33">to do specific tasks with less bloat.</text:span></text:p>
      <text:p text:style-name="P3"/>
      <text:p text:style-name="P1"><text:span text:style-name="T1">2.22 </text:span><text:span text:style-name="T5">In what ways is the modular kernel approach similar to the layered approach? In what ways does it differ from the layered approach? </text:span><text:span text:style-name="T34">The modular kernel approach divides tasks and functionalities into discrete groups as does the layered approach. However in the layered approach everything in every layer except for the hardware layer is built off of things in the layer below it. </text:span><text:span text:style-name="T35">In the modular approach all functionality of a module is self contained.</text:span></text:p>
      <text:p text:style-name="P3"/>
      <text:p text:style-name="P1"><text:span text:style-name="T1">2.23 </text:span><text:span text:style-name="T6">What is the main advantage of an operating-system designer using a virtual machine architecture? What is the main advantage for a user? </text:span><text:span text:style-name="T36">Ability to run multiple operating systems on the same <text:s/>hardware and have separation of data and security between virtual machines. </text:span><text:span text:style-name="T37">Users have completely independent access to their own hardware </text:span><text:span text:style-name="T38">and systems</text:span><text:span text:style-name="T37"> as far as they are concerned.</text:span></text:p>
      <text:p text:style-name="P3"/>
      <text:p text:style-name="P1"><text:span text:style-name="T1">2.24 </text:span><text:span text:style-name="T7">Why is a just-in-time compiler useful for executing Java programs? </text:span><text:span text:style-name="T39">Just-in-time compilers translate Java byte code to machine language for the architecture they are running on they also cache methods when they are first invoked to speed up execution any subsequent times they are invoked. </text:span><text:span text:style-name="T40">JIT compilers are a faster method of executing Java then Java virtual machines.</text:span><text:span text:style-name="T39"> <text:s text:c="4"/></text:span></text:p>
      <text:p text:style-name="P3"/>
      <text:p text:style-name="P1"><text:span text:style-name="T1">2.25 </text:span><text:span text:style-name="T7">What is the relationship between a guest operating and a host operating system in a system like Vmware? What factors need to be considered in choosing the host operating system? </text:span><text:span text:style-name="T41">The host operating system runs 1 or more guest operating systems </text:span><text:span text:style-name="T42">as independent</text:span><text:span text:style-name="T41"> virtual machine(s</text:span><text:span text:style-name="T42">). </text:span><text:span text:style-name="T43">The host operating system should be modern and support time sharing and resource management for multiple users.</text:span></text:p>
      <text:p text:style-name="P3"/>
      <text:p text:style-name="P1"><text:span text:style-name="T1">2.26 </text:span><text:span text:style-name="T7">The experimental Synthesis operating system has an assembler incorporated in the kernel. To optimize system-call performance, the kernel assembles routines within kernel space to minimize the path that the system call must take through the kernel. This approach is the antithesis of the layered appr</text:span><text:span text:style-name="T49">o</text:span><text:span text:style-name="T7">ach, in which the path through the kernel is extended to make building the operating system easier. Discuss the pros and cons of the Synthesis approach to kernel design and system-performance optimization. </text:span><text:span text:style-name="T44">Theoretically the Synthesis operating system should have faster system calls then a monolithic or micro kernel layered operating system. </text:span><text:span text:style-name="T45">This would make this operating system faster overall. </text:span><text:span text:style-name="T46">However is would likely be more buggy as this approach is not built on previously debugged layers and code is being assembled in real time which both increases the probability of error and difficulty in diagnosing and debugging any errors that do occ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1T14:19:59</meta:creation-date>
    <meta:generator>LibreOffice/3.6$Linux_X86_64 LibreOffice_project/360m1$Build-2</meta:generator>
    <dc:date>2013-02-21T10:28:51</dc:date>
    <meta:editing-duration>PT3H15M8S</meta:editing-duration>
    <meta:editing-cycles>65</meta:editing-cycles>
    <meta:document-statistic meta:table-count="0" meta:image-count="0" meta:object-count="0" meta:page-count="2" meta:paragraph-count="18" meta:word-count="1098" meta:character-count="6743" meta:non-whitespace-character-count="5655"/>
  </office:meta>
</office:document-meta>
</file>